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6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Archivo</text:p>
          </table:table-cell>
          <table:table-cell table:style-name="ce1" office:value-type="string">
            <text:p>Segundos</text:p>
          </table:table-cell>
          <table:table-cell table:style-name="ce1" office:value-type="string">
            <text:p>Memoria</text:p>
          </table:table-cell>
        </table:table-row>
        <table:table-row table:style-name="ro1">
          <table:table-cell office:value-type="string">
            <text:p>2packageDeclarationNormalAnnotation2_10</text:p>
          </table:table-cell>
          <table:table-cell office:value-type="float" office:value="0.13">
            <text:p>0,13</text:p>
          </table:table-cell>
          <table:table-cell office:value-type="float" office:value="13361048">
            <text:p>13361048</text:p>
          </table:table-cell>
        </table:table-row>
        <table:table-row table:style-name="ro1">
          <table:table-cell office:value-type="string">
            <text:p>2packageDeclarationNormalAnnotation2_20</text:p>
          </table:table-cell>
          <table:table-cell office:value-type="float" office:value="0.43">
            <text:p>0,43</text:p>
          </table:table-cell>
          <table:table-cell office:value-type="float" office:value="42771520">
            <text:p>42771520</text:p>
          </table:table-cell>
        </table:table-row>
        <table:table-row table:style-name="ro1">
          <table:table-cell office:value-type="string">
            <text:p>2packageDeclarationNormalAnnotation2_30</text:p>
          </table:table-cell>
          <table:table-cell office:value-type="float" office:value="0.93">
            <text:p>0,93</text:p>
          </table:table-cell>
          <table:table-cell office:value-type="float" office:value="85549784">
            <text:p>85549784</text:p>
          </table:table-cell>
        </table:table-row>
        <table:table-row table:style-name="ro1">
          <table:table-cell office:value-type="string">
            <text:p>2packageDeclarationNormalAnnotation2_40</text:p>
          </table:table-cell>
          <table:table-cell table:style-name="ce2" office:value-type="float" office:value="1.64">
            <text:p>1,64</text:p>
          </table:table-cell>
          <table:table-cell office:value-type="float" office:value="141588356">
            <text:p>141588356</text:p>
          </table:table-cell>
        </table:table-row>
        <table:table-row table:style-name="ro1">
          <table:table-cell office:value-type="string">
            <text:p>2packageDeclarationNormalAnnotation2_50</text:p>
          </table:table-cell>
          <table:table-cell office:value-type="float" office:value="2.53">
            <text:p>2,53</text:p>
          </table:table-cell>
          <table:table-cell office:value-type="float" office:value="209587924">
            <text:p>209587924</text:p>
          </table:table-cell>
        </table:table-row>
        <table:table-row table:style-name="ro1">
          <table:table-cell office:value-type="string">
            <text:p>2packageDeclarationNormalAnnotation2_60</text:p>
          </table:table-cell>
          <table:table-cell office:value-type="float" office:value="3.58">
            <text:p>3,58</text:p>
          </table:table-cell>
          <table:table-cell office:value-type="float" office:value="209587924">
            <text:p>209587924</text:p>
          </table:table-cell>
        </table:table-row>
        <table:table-row table:style-name="ro1">
          <table:table-cell office:value-type="string">
            <text:p>2packageDeclarationNormalAnnotation2_70</text:p>
          </table:table-cell>
          <table:table-cell office:value-type="float" office:value="4.66">
            <text:p>4,66</text:p>
          </table:table-cell>
          <table:table-cell office:value-type="float" office:value="385213496">
            <text:p>385213496</text:p>
          </table:table-cell>
        </table:table-row>
        <table:table-row table:style-name="ro1">
          <table:table-cell office:value-type="string">
            <text:p>2packageDeclarationNormalAnnotation2_80</text:p>
          </table:table-cell>
          <table:table-cell office:value-type="float" office:value="6.18">
            <text:p>6,18</text:p>
          </table:table-cell>
          <table:table-cell office:value-type="float" office:value="492872956">
            <text:p>492872956</text:p>
          </table:table-cell>
        </table:table-row>
        <table:table-row table:style-name="ro1">
          <table:table-cell office:value-type="string">
            <text:p>2packageDeclarationNormalAnnotation2_100</text:p>
          </table:table-cell>
          <table:table-cell office:value-type="float" office:value="9.51">
            <text:p>9,51</text:p>
          </table:table-cell>
          <table:table-cell office:value-type="float" office:value="746822664">
            <text:p>746822664</text:p>
          </table:table-cell>
        </table:table-row>
        <table:table-row table:style-name="ro1">
          <table:table-cell office:value-type="string">
            <text:p>2packageDeclarationNormalAnnotation2_150</text:p>
          </table:table-cell>
          <table:table-cell office:value-type="float" office:value="22.65">
            <text:p>22,65</text:p>
          </table:table-cell>
          <table:table-cell office:value-type="float" office:value="1606353992">
            <text:p>1606353992</text:p>
          </table:table-cell>
        </table:table-row>
        <table:table-row table:style-name="ro1">
          <table:table-cell office:value-type="string">
            <text:p>2packageDeclarationNormalAnnotation2_200</text:p>
          </table:table-cell>
          <table:table-cell office:value-type="float" office:value="29.84">
            <text:p>29,84</text:p>
          </table:table-cell>
          <table:table-cell office:value-type="float" office:value="2787655784">
            <text:p>2787655784</text:p>
          </table:table-cell>
        </table:table-row>
        <table:table-row table:style-name="ro1">
          <table:table-cell>
            <draw:frame table:end-cell-address="Hoja1.B29" table:end-x="0.426cm" table:end-y="0.218cm" draw:z-index="0" draw:style-name="gr1" svg:width="7.999cm" svg:height="6.999cm" svg:x="0cm" svg:y="0.417cm">
              <draw:object draw:notify-on-update-of-ranges="Hoja1.B2:Hoja1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>
            <draw:frame table:end-cell-address="Hoja1.E29" table:end-x="2.023cm" table:end-y="0.192cm" draw:z-index="1" draw:style-name="gr1" svg:width="7.999cm" svg:height="6.999cm" svg:x="0.799cm" svg:y="0.391cm">
              <draw:object draw:notify-on-update-of-ranges="Hoja1.C2:Hoja1.C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BO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BO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6">06-10-2008</text:date>, <text:time>18:5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atiana Rodriguez</meta:initial-creator>
    <meta:creation-date>2008-10-06T18:30:17</meta:creation-date>
    <dc:creator>Tatiana Rodriguez</dc:creator>
    <dc:date>2008-10-06T18:53:34</dc:date>
    <meta:editing-cycles>7</meta:editing-cycles>
    <meta:editing-duration>PT23M1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5.842cm" svg:y="3.219cm" chart:style-name="ch2"/>
        <chart:plot-area chart:style-name="ch3" table:cell-range-address="Hoja1.B2:Hoja1.B12" svg:x="-0.001cm" svg:y="0.42cm" svg:width="5.521cm" svg:height="6.57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84">
                <text:p>29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5.842cm" svg:y="3.219cm" chart:style-name="ch2"/>
        <chart:plot-area chart:style-name="ch3" table:cell-range-address="Hoja1.C2:Hoja1.C12" svg:x="0.16cm" svg:y="0.14cm" svg:width="5.522cm" svg:height="6.57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1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61048">
                <text:p>133610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71520">
                <text:p>427715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549784">
                <text:p>8554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588356">
                <text:p>141588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587924">
                <text:p>209587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587924">
                <text:p>209587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213496">
                <text:p>385213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2872956">
                <text:p>492872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6822664">
                <text:p>746822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6353992">
                <text:p>1606353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7655784">
                <text:p>2787655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